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podpis" style:family="paragraph">
      <style:paragraph-properties fo:margin-left="0in">
        <style:tab-stops/>
      </style:paragraph-properties>
    </style:style>
    <style:style style:name="T19" style:parent-style-name="Standardnípísmoodstavce" style:family="text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9/2022<text:bookmark-end text:name="Text14"/></text:p>
            <text:p text:style-name="Normální">KVOP-47167/2022<text:bookmark-end text:name="Text2"/></text:p>
            <text:p text:style-name="Normální"><text:bookmark-start text:name="Text3"/>31. 08. 2022<text:bookmark-end text:name="Text3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M<text:bookmark-end text:name="Text9"/>. O.</text:p>
            <text:p text:style-name="Normální"><text:bookmark-start text:name="Text10"/></text:p>
            <text:p text:style-name="Normální"><text:bookmark-end text:name="Text10"/></text:p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 o poskytnutí informace podle zákona č. 106/1999 Sb., o svobodném přístupu k informacím, ve znění pozdějších předpisů</text:h>
      <text:p text:style-name="Základnítext">Vážený pane O.,</text:p>
      <text:p text:style-name="Základnítext">dne 24. srpna 2022 byla do Kanceláře veřejného ochránce práv doručena Vaše žádost podle zákona<text:s/>o svobodném přístupu k informacím, kterou<text:s/><text:span text:style-name="Silné">žádáte o zaslání „vězeňského zákoníku“ (nejste si zcela jistý uvedeným názvem).<text:s/></text:span>Předpokládám, že máte na mysli<text:span text:style-name="Silné"><text:s/>Sborník stanovisek veřejného ochránce práv – Vězeňství II.<text:s/></text:span></text:p>
      <text:p text:style-name="Základnítext">Uvedenou publikaci zasílám v příloze.</text:p>
      <text:p text:style-name="Základnítext"/>
      <text:p text:style-name="Základnítext"/>
      <text:p text:style-name="podpis"/>
      <text:p text:style-name="podpis">JUDr. Pavel Pořízek, Ph.D.</text:p>
      <text:p text:style-name="podpis">vedoucí Kanceláře veřejného ochránce práv</text:p>
      <text:p text:style-name="P18"/>
      <text:p text:style-name="Základnítext"><text:span text:style-name="T19">Příloh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V3HM*</text:span></text:p>
        <text:p text:style-name="P12"><text:span text:style-name="T13">KVOPX00CV3HM</text:span>KVOPX00CV3HM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2-10-03T12:21:00Z</meta:creation-date>
    <dc:date>2022-10-03T12:23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00" meta:character-count="694" meta:row-count="4" meta:non-whitespace-character-count="595"/>
  </office:meta>
</office:document-meta>
</file>